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3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2073" calcext:value-type="float">
            <text:p>2073</text:p>
          </table:table-cell>
          <table:table-cell table:formula="of:=[.E4]*([.G4]/1000)*([.H4]/1000)" office:value-type="float" office:value="0.364848" calcext:value-type="float">
            <text:p>0,364848</text:p>
          </table:table-cell>
          <table:table-cell table:formula="of:=[.I4]*[.F4]/1000" office:value-type="float" office:value="0.01094544" calcext:value-type="float">
            <text:p>0,0109454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883" calcext:value-type="float">
            <text:p>883</text:p>
          </table:table-cell>
          <table:table-cell table:formula="of:=[.E5]*([.G5]/1000)*([.H5]/1000)" office:value-type="float" office:value="0.077704" calcext:value-type="float">
            <text:p>0,077704</text:p>
          </table:table-cell>
          <table:table-cell table:formula="of:=[.I5]*[.F5]/1000" office:value-type="float" office:value="0.00233112" calcext:value-type="float">
            <text:p>0,0023311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023" calcext:value-type="float">
            <text:p>2023</text:p>
          </table:table-cell>
          <table:table-cell table:formula="of:=[.E6]*([.G6]/1000)*([.H6]/1000)" office:value-type="float" office:value="0.230622" calcext:value-type="float">
            <text:p>0,230622</text:p>
          </table:table-cell>
          <table:table-cell table:formula="of:=[.I6]*[.F6]/1000" office:value-type="float" office:value="0.00461244" calcext:value-type="float">
            <text:p>0,0046124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823" calcext:value-type="float">
            <text:p>823</text:p>
          </table:table-cell>
          <table:table-cell table:formula="of:=[.E7]*([.G7]/1000)*([.H7]/1000)" office:value-type="float" office:value="0.046911" calcext:value-type="float">
            <text:p>0,046911</text:p>
          </table:table-cell>
          <table:table-cell table:formula="of:=[.I7]*[.F7]/1000" office:value-type="float" office:value="0.00093822" calcext:value-type="float">
            <text:p>0,0009382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in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43" calcext:value-type="float">
            <text:p>2043</text:p>
          </table:table-cell>
          <table:table-cell table:formula="of:=[.E8]*([.G8]/1000)*([.H8]/1000)" office:value-type="float" office:value="0.24516" calcext:value-type="float">
            <text:p>0,24516</text:p>
          </table:table-cell>
          <table:table-cell table:formula="of:=[.I8]*[.F8]/1000" office:value-type="float" office:value="0.0012258" calcext:value-type="float">
            <text:p>0,001225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in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83" calcext:value-type="float">
            <text:p>783</text:p>
          </table:table-cell>
          <table:table-cell table:formula="of:=[.E9]*([.G9]/1000)*([.H9]/1000)" office:value-type="float" office:value="0.04698" calcext:value-type="float">
            <text:p>0,04698</text:p>
          </table:table-cell>
          <table:table-cell table:formula="of:=[.I9]*[.F9]/1000" office:value-type="float" office:value="0.0002349" calcext:value-type="float">
            <text:p>0,000234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23" calcext:value-type="float">
            <text:p>2023</text:p>
          </table:table-cell>
          <table:table-cell table:formula="of:=[.E10]*([.G10]/1000)*([.H10]/1000)" office:value-type="float" office:value="0.24276" calcext:value-type="float">
            <text:p>0,24276</text:p>
          </table:table-cell>
          <table:table-cell table:formula="of:=[.I10]*[.F10]/1000" office:value-type="float" office:value="0.0012138" calcext:value-type="float">
            <text:p>0,001213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3" calcext:value-type="float">
            <text:p>903</text:p>
          </table:table-cell>
          <table:table-cell table:formula="of:=[.E11]*([.G11]/1000)*([.H11]/1000)" office:value-type="float" office:value="0.05418" calcext:value-type="float">
            <text:p>0,05418</text:p>
          </table:table-cell>
          <table:table-cell table:formula="of:=[.I11]*[.F11]/1000" office:value-type="float" office:value="0.0002709" calcext:value-type="float">
            <text:p>0,000270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formula="of:=[.E12]*([.G12]/1000)*([.H12]/1000)" office:value-type="float" office:value="0" calcext:value-type="float">
            <text:p>0</text:p>
          </table:table-cell>
          <table:table-cell table:formula="of:=[.I12]*[.F12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 table:formula="of:=[.E13]*([.G13]/1000)*([.H13]/1000)" office:value-type="float" office:value="0.4062" calcext:value-type="float">
            <text:p>0,4062</text:p>
          </table:table-cell>
          <table:table-cell table:formula="of:=[.I13]*[.F13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 table:formula="of:=[.E14]*([.G14]/1000)*([.H14]/1000)" office:value-type="float" office:value="0.077805" calcext:value-type="float">
            <text:p>0,077805</text:p>
          </table:table-cell>
          <table:table-cell table:formula="of:=[.I14]*[.F14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formula="of:=[.E15]*([.G15]/1000)*([.H15]/1000)" office:value-type="float" office:value="0.0819" calcext:value-type="float">
            <text:p>0,0819</text:p>
          </table:table-cell>
          <table:table-cell table:formula="of:=[.I15]*[.F15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 table:formula="of:=[.E16]*([.G16]/1000)*([.H16]/1000)" office:value-type="float" office:value="0.07371" calcext:value-type="float">
            <text:p>0,07371</text:p>
          </table:table-cell>
          <table:table-cell table:formula="of:=[.I16]*[.F16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formula="of:=[.E17]*([.G17]/1000)*([.H17]/1000)" office:value-type="float" office:value="0.02596" calcext:value-type="float">
            <text:p>0,02596</text:p>
          </table:table-cell>
          <table:table-cell table:formula="of:=[.I17]*[.F17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formula="of:=[.E18]*([.G18]/1000)*([.H18]/1000)" office:value-type="float" office:value="0.04504" calcext:value-type="float">
            <text:p>0,04504</text:p>
          </table:table-cell>
          <table:table-cell table:formula="of:=[.I18]*[.F18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formula="of:=[.E19]*([.G19]/1000)*([.H19]/1000)" office:value-type="float" office:value="0.02596" calcext:value-type="float">
            <text:p>0,02596</text:p>
          </table:table-cell>
          <table:table-cell table:formula="of:=[.I19]*[.F19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formula="of:=[.E20]*([.G20]/1000)*([.H20]/1000)" office:value-type="float" office:value="0.0272" calcext:value-type="float">
            <text:p>0,0272</text:p>
          </table:table-cell>
          <table:table-cell table:formula="of:=[.I20]*[.F20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6:32:18.698732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4-14T16:37:49.335869407</dc:date>
    <meta:editing-duration>PT43M44S</meta:editing-duration>
    <meta:editing-cycles>27</meta:editing-cycles>
    <meta:generator>LibreOffice/7.0.4.2$Linux_X86_64 LibreOffice_project/00$Build-2</meta:generator>
    <meta:document-statistic meta:table-count="1" meta:cell-count="149" meta:object-count="0"/>
  </office:meta>
</office:document-meta>
</file>